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xml:id="id2" draw:id="id2" draw:layer="layout" svg:width="4.5cm" svg:height="0.5cm" svg:x="5cm" svg:y="7.5cm">
          <text:p text:style-name="P1"><text:span text:style-name="T1">index 0</text:span></text:p>
        </draw:rect>
        <draw:rect draw:style-name="gr1" draw:text-style-name="P2" xml:id="id4" draw:id="id4" draw:layer="layout" svg:width="4.5cm" svg:height="0.5cm" svg:x="5cm" svg:y="8cm">
          <text:p text:style-name="P1"><text:span text:style-name="T1">index 1</text:span></text:p>
        </draw:rect>
        <draw:rect draw:style-name="gr1" draw:text-style-name="P2" draw:layer="layout" svg:width="4.5cm" svg:height="0.5cm" svg:x="5cm" svg:y="6cm">
          <text:p text:style-name="P1"><text:span text:style-name="T1">Tag</text:span></text:p>
        </draw:rect>
        <draw:rect draw:style-name="gr1" draw:text-style-name="P2" draw:layer="layout" svg:width="2cm" svg:height="0.5cm" svg:x="7.5cm" svg:y="5.5cm">
          <text:p text:style-name="P1"><text:span text:style-name="T1">length</text:span></text:p>
        </draw:rect>
        <draw:rect draw:style-name="gr1" draw:text-style-name="P2" xml:id="id1" draw:id="id1" draw:layer="layout" svg:width="4.5cm" svg:height="1cm" svg:x="5cm" svg:y="6.5cm">
          <text:p text:style-name="P1"><text:span text:style-name="T1">Object</text:span></text:p>
        </draw:rect>
        <draw:connector draw:style-name="gr2" draw:text-style-name="P3" draw:layer="layout" draw:type="lines" svg:x1="2.487cm" svg:y1="6.998cm" svg:x2="5cm" svg:y2="7cm" draw:end-shape="id1" draw:end-glue-point="3" svg:d="m2487 6998v0l2012 2h501">
          <text:p/>
        </draw:connector>
        <draw:rect draw:style-name="gr1" draw:text-style-name="P2" draw:layer="layout" svg:width="1.25cm" svg:height="0.5cm" svg:x="5cm" svg:y="5.5cm">
          <text:p text:style-name="P1"><text:span text:style-name="T1">heap</text:span></text:p>
        </draw:rect>
        <draw:connector draw:style-name="gr2" draw:text-style-name="P3" draw:layer="layout" draw:type="lines" svg:x1="8.25cm" svg:y1="6.248cm" svg:x2="10.632cm" svg:y2="6.23cm" svg:d="m8250 6248v0l2382-18v0">
          <text:p/>
        </draw:connector>
        <draw:frame draw:style-name="gr3" draw:layer="layout" svg:width="0.75cm" svg:height="0.963cm" svg:x="1.75cm" svg:y="6.537cm">
          <draw:text-box>
            <text:p>a</text:p>
          </draw:text-box>
        </draw:frame>
        <draw:rect draw:style-name="gr1" draw:text-style-name="P2" draw:layer="layout" svg:width="4.5cm" svg:height="0.5cm" svg:x="13.468cm" svg:y="9.5cm">
          <text:p text:style-name="P1"><text:span text:style-name="T1">index 2</text:span></text:p>
        </draw:rect>
        <draw:rect draw:style-name="gr1" draw:text-style-name="P2" draw:layer="layout" svg:width="4.5cm" svg:height="0.5cm" svg:x="13.468cm" svg:y="8.5cm">
          <text:p text:style-name="P1"><text:span text:style-name="T1">index 0</text:span></text:p>
        </draw:rect>
        <draw:rect draw:style-name="gr1" draw:text-style-name="P2" draw:layer="layout" svg:width="4.5cm" svg:height="0.5cm" svg:x="13.468cm" svg:y="9cm">
          <text:p text:style-name="P1"><text:span text:style-name="T1">index 1</text:span></text:p>
        </draw:rect>
        <draw:rect draw:style-name="gr1" draw:text-style-name="P2" draw:layer="layout" svg:width="4.5cm" svg:height="0.5cm" svg:x="13.468cm" svg:y="7cm">
          <text:p text:style-name="P1"><text:span text:style-name="T1">Tag</text:span></text:p>
        </draw:rect>
        <draw:rect draw:style-name="gr1" draw:text-style-name="P2" draw:layer="layout" svg:width="1.968cm" svg:height="0.5cm" svg:x="16cm" svg:y="6.5cm">
          <text:p text:style-name="P1"><text:span text:style-name="T1">length</text:span></text:p>
        </draw:rect>
        <draw:rect draw:style-name="gr1" draw:text-style-name="P2" xml:id="id3" draw:id="id3" draw:layer="layout" svg:width="4.5cm" svg:height="1cm" svg:x="13.468cm" svg:y="7.5cm">
          <text:p text:style-name="P1"><text:span text:style-name="T1">Object</text:span></text:p>
        </draw:rect>
        <draw:connector draw:style-name="gr2" draw:text-style-name="P3" draw:layer="layout" draw:type="lines" svg:x1="9.5cm" svg:y1="7.75cm" svg:x2="13.468cm" svg:y2="8cm" draw:start-shape="id2" draw:start-glue-point="1" draw:end-shape="id3" draw:end-glue-point="3" svg:d="m9500 7750h501l2966 250h501">
          <text:p/>
        </draw:connector>
        <draw:rect draw:style-name="gr1" draw:text-style-name="P2" draw:layer="layout" svg:width="1.282cm" svg:height="0.5cm" svg:x="13.468cm" svg:y="6.5cm">
          <text:p text:style-name="P1"><text:span text:style-name="T1">heap</text:span></text:p>
        </draw:rect>
        <draw:connector draw:style-name="gr2" draw:text-style-name="P3" draw:layer="layout" draw:type="lines" svg:x1="16.718cm" svg:y1="7.248cm" svg:x2="19.1cm" svg:y2="7.23cm" svg:d="m16718 7248v0l2382-18v0">
          <text:p/>
        </draw:connector>
        <draw:frame draw:style-name="gr3" draw:layer="layout" svg:width="1.5cm" svg:height="0.963cm" svg:x="10.75cm" svg:y="5.75cm">
          <draw:text-box>
            <text:p>[[I</text:p>
          </draw:text-box>
        </draw:frame>
        <draw:frame draw:style-name="gr3" draw:layer="layout" svg:width="1.5cm" svg:height="0.963cm" svg:x="19cm" svg:y="6.75cm">
          <draw:text-box>
            <text:p>[I</text:p>
          </draw:text-box>
        </draw:frame>
        <draw:rect draw:style-name="gr1" draw:text-style-name="P2" draw:layer="layout" svg:width="4.5cm" svg:height="0.5cm" svg:x="13.468cm" svg:y="13.5cm">
          <text:p text:style-name="P1"><text:span text:style-name="T1">index 2</text:span></text:p>
        </draw:rect>
        <draw:rect draw:style-name="gr1" draw:text-style-name="P2" draw:layer="layout" svg:width="4.5cm" svg:height="0.5cm" svg:x="13.468cm" svg:y="12.5cm">
          <text:p text:style-name="P1"><text:span text:style-name="T1">index 0</text:span></text:p>
        </draw:rect>
        <draw:rect draw:style-name="gr1" draw:text-style-name="P2" draw:layer="layout" svg:width="4.5cm" svg:height="0.5cm" svg:x="13.468cm" svg:y="13cm">
          <text:p text:style-name="P1"><text:span text:style-name="T1">index 1</text:span></text:p>
        </draw:rect>
        <draw:rect draw:style-name="gr1" draw:text-style-name="P2" draw:layer="layout" svg:width="4.5cm" svg:height="0.5cm" svg:x="13.468cm" svg:y="11cm">
          <text:p text:style-name="P1"><text:span text:style-name="T1">Tag</text:span></text:p>
        </draw:rect>
        <draw:rect draw:style-name="gr1" draw:text-style-name="P2" draw:layer="layout" svg:width="1.968cm" svg:height="0.5cm" svg:x="16cm" svg:y="10.5cm">
          <text:p text:style-name="P1"><text:span text:style-name="T1">length</text:span></text:p>
        </draw:rect>
        <draw:rect draw:style-name="gr1" draw:text-style-name="P2" xml:id="id5" draw:id="id5" draw:layer="layout" svg:width="4.5cm" svg:height="1cm" svg:x="13.468cm" svg:y="11.5cm">
          <text:p text:style-name="P1"><text:span text:style-name="T1">Object</text:span></text:p>
        </draw:rect>
        <draw:connector draw:style-name="gr2" draw:text-style-name="P3" draw:layer="layout" draw:type="lines" svg:x1="9.5cm" svg:y1="8.25cm" svg:x2="13.468cm" svg:y2="12cm" draw:start-shape="id4" draw:start-glue-point="1" draw:end-shape="id5" draw:end-glue-point="3" svg:d="m9500 8250h501l2966 3750h501">
          <text:p/>
        </draw:connector>
        <draw:rect draw:style-name="gr1" draw:text-style-name="P2" draw:layer="layout" svg:width="1.282cm" svg:height="0.5cm" svg:x="13.468cm" svg:y="10.5cm">
          <text:p text:style-name="P1"><text:span text:style-name="T1">heap</text:span></text:p>
        </draw:rect>
        <draw:connector draw:style-name="gr2" draw:text-style-name="P3" draw:layer="layout" draw:type="lines" svg:x1="16.718cm" svg:y1="11.248cm" svg:x2="19.1cm" svg:y2="11.23cm" svg:d="m16718 11248v0l2382-18v0">
          <text:p/>
        </draw:connector>
        <draw:frame draw:style-name="gr3" draw:layer="layout" svg:width="1.5cm" svg:height="0.963cm" svg:x="19cm" svg:y="10.75cm">
          <draw:text-box>
            <text:p>[I</text:p>
          </draw:text-box>
        </draw:frame>
        <draw:rect draw:style-name="gr1" draw:text-style-name="P2" draw:layer="layout" svg:width="1.25cm" svg:height="0.5cm" svg:x="6.25cm" svg:y="5.5cm">
          <text:p text:style-name="P1"><text:span text:style-name="T1">0x80</text:span></text:p>
        </draw:rect>
        <draw:rect draw:style-name="gr1" draw:text-style-name="P2" draw:layer="layout" svg:width="1.25cm" svg:height="0.5cm" svg:x="14.75cm" svg:y="6.5cm">
          <text:p text:style-name="P1"><text:span text:style-name="T1">0x81</text:span></text:p>
        </draw:rect>
        <draw:rect draw:style-name="gr1" draw:text-style-name="P2" draw:layer="layout" svg:width="1.25cm" svg:height="0.5cm" svg:x="14.75cm" svg:y="10.5cm">
          <text:p text:style-name="P1"><text:span text:style-name="T1">0x81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2$Win32 OpenOffice.org_project/330m20$Build-9567</meta:generator>
    <meta:initial-creator>Urs Graf</meta:initial-creator>
    <meta:creation-date>2010-04-12T08:44:15</meta:creation-date>
    <dc:creator>Urs Graf</dc:creator>
    <dc:date>2012-04-30T11:24:28.81</dc:date>
    <meta:printed-by>Urs Graf</meta:printed-by>
    <meta:print-date>2010-04-12T09:03:01</meta:print-date>
    <meta:editing-cycles>11</meta:editing-cycles>
    <meta:editing-duration>PT5H16M30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